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s.isValid( SourceValidity valid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equals( Object objec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ParameterGenerator.gener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RequestParameterGenerato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arameterGenerato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eters.Parameters( Request reques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arameters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ameters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eters.is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arameterGenerator.getValid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ParameterGenerator.RequestParameter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